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Trebuchet MS', 'Lucida Grande'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095e7" officeooo:paragraph-rsid="000095e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095e7" officeooo:paragraph-rsid="000095e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0160a7" officeooo:paragraph-rsid="000160a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paragraph-rsid="000160a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02e576" officeooo:paragraph-rsid="0002e57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02e576" officeooo:paragraph-rsid="0002e5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officeooo:rsid="00040aaa" officeooo:paragraph-rsid="00040aa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040aaa" officeooo:paragraph-rsid="00040aaa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rsid="00052dd5" officeooo:paragraph-rsid="00052dd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052dd5" officeooo:paragraph-rsid="00052dd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072c4b" officeooo:paragraph-rsid="00072c4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officeooo:rsid="00072c4b" officeooo:paragraph-rsid="00072c4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officeooo:rsid="0007c388" officeooo:paragraph-rsid="0007c38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07c388" officeooo:paragraph-rsid="0007c38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60a7" style:font-weight-asian="bold" style:font-weight-complex="bold"/>
    </style:style>
    <style:style style:name="T3" style:family="text">
      <style:text-properties officeooo:rsid="000160a7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officeooo:rsid="00052dd5"/>
    </style:style>
    <style:style style:name="T6" style:family="text">
      <style:text-properties officeooo:rsid="0008f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text:s/><text:span text:style-name="T1">Idea uczenia ze wzmocnieniem</text:span> jest natychmiastowa interakcja ucznia wraz z <text:span text:style-name="T1">srodowiskiem</text:span> w ktorym dziala po to aby wykonac swoje zadanie.</text:p>
      <text:p text:style-name="P2"><text:span text:style-name="T1">Agent</text:span> jest obserwatorem srodowiska podczas jego zmian oraz podejmuje decyzje zgodnie z jego strategia</text:p>
      <text:p text:style-name="P2"><text:span text:style-name="T1">Nagroda</text:span> jest przyznawana po wykonaniu <text:span text:style-name="T1">akcji</text:span>. Jest ocena jakosci dzialania (<text:span text:style-name="T1">agenta</text:span>).</text:p>
      <text:p text:style-name="P2"><text:span text:style-name="T1">Akcja</text:span> moze wplywac na zmiane stanu <text:span text:style-name="T1">srodowiska</text:span>.</text:p>
      <text:p text:style-name="P2"><text:span text:style-name="T1">Srodowisko</text:span> pod wplywem wykonywanych przez ucznia akcji moze zmieniac stany oraz dostarczac nagrody</text:p>
      <text:p text:style-name="P2"/>
      <text:p text:style-name="P3">2.</text:p>
      <text:p text:style-name="P4"><text:span text:style-name="T2">Wlasnosc Makarowa</text:span><text:span text:style-name="T3"> mowi ze stan zawiera cala informacja o wszystkich aspektach oddzialywan miedzy agentem a srodowiskiem z przeszlosci, ktore wplywaja na przyszlosc. </text:span><text:span text:style-name="T4">W każdym kroku nagroda i następny stan zależą (probabilistycznie) tylko od aktualnego stanu i akcji.</text:span> </text:p>
      <text:p text:style-name="P4"/>
      <text:p text:style-name="P5">3.</text:p>
      <text:p text:style-name="P6"><text:span text:style-name="T1">Hipoteza nagrody</text:span> oznacza ze celem agenta jest zmaksymalizowanie oczekiwanej wartosci lacznej nagrod uzyskanych podczas procesow decyzyjnych.</text:p>
      <text:p text:style-name="P6"/>
      <text:p text:style-name="P7">4.</text:p>
      <text:p text:style-name="P8"><text:span text:style-name="T1">Zwrot zdyskantowany</text:span> to suma nagrod, wyznaczona poprzez <text:span text:style-name="T5">zastapienie nieskonczonosci w gornej granicy sumowania przez skonczona dlugosc proby.</text:span></text:p>
      <text:p text:style-name="P8"/>
      <text:p text:style-name="P9">5.</text:p>
      <text:p text:style-name="P10"><text:span text:style-name="T1">Strategia</text:span> to konkrety sposob dzialania dla ktorego zdefiniowana jest funkcja wartosci determinujacych przyszle mozliwe nagrody.</text:p>
      <text:p text:style-name="P10"/>
      <text:p text:style-name="P9">6.</text:p>
      <text:p text:style-name="P10">W <text:span text:style-name="T1">strategi deterministyczne</text:span>j w dowolnych stanie wybor pewnej akcji ma prawdopodobienstwo rowne 1, natomiast w <text:span text:style-name="T1">strategii stochastycznej</text:span> szacuje sie rozklady prawdopodobienstwa I zachowanie sie procesu w zaleznosci od podejmowanych decyzji.</text:p>
      <text:p text:style-name="P10"/>
      <text:p text:style-name="P9">7.</text:p>
      <text:p text:style-name="P10"><text:span text:style-name="T1">Symbol</text:span> ten to funkcja wartosci stanu wystepujacego w ramach strategi. Funkcja jest oczekiwanym zwrotem w sytuacji, gdy poczawszy od stanu zastosujemy dalej dana strategie.</text:p>
      <text:p text:style-name="P10"/>
      <text:p text:style-name="P12">8.</text:p>
      <text:p text:style-name="P11"><text:span text:style-name="T1">Symbol </text:span>ten oznacza funkcje wartosci dla akcji danego stanu w ramach danej strategii.</text:p>
      <text:p text:style-name="P11"/>
      <text:p text:style-name="P13">9.</text:p>
      <text:p text:style-name="P14"><text:span text:style-name="T1">Rownanie Bellmana</text:span> opisuje zaleznosc miedzy wartoscia stanu I wartoscia jego mozliwego nastepnika dla kazdej strategii I kazdego stanu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Trebuchet MS', 'Lucida Grande'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02T17:44:41.860000000</dc:date>
    <meta:editing-duration>PT23M25S</meta:editing-duration>
    <meta:editing-cycles>9</meta:editing-cycles>
    <meta:document-statistic meta:table-count="0" meta:image-count="0" meta:object-count="0" meta:page-count="1" meta:paragraph-count="22" meta:word-count="244" meta:character-count="1782" meta:non-whitespace-character-count="1558"/>
  </office:meta>
</office:document-meta>
</file>